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cm" svg:height="1.1cm" svg:x="8.1cm" svg:y="1.5cm">
          <text:p text:style-name="P1"><text:span text:style-name="T1">Calculate Total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3cm" svg:y1="2.6cm" svg:x2="6.3cm" svg:y2="4.7cm">
          <text:p/>
        </draw:line>
        <draw:custom-shape draw:style-name="gr1" draw:text-style-name="P3" draw:layer="layout" svg:width="7.9cm" svg:height="1.2cm" svg:x="1.1cm" svg:y="4.7cm">
          <text:p text:style-name="P1"><text:span text:style-name="T2">Input:</text:span></text:p>
          <text:p text:style-name="P1"><text:span text:style-name="T2"><text:s/></text:span><text:span text:style-name="T2">number of hours worked, pa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4cm" svg:y1="2.6cm" svg:x2="10.4cm" svg:y2="6.9cm">
          <text:p/>
        </draw:line>
        <draw:custom-shape draw:style-name="gr1" draw:text-style-name="P3" draw:layer="layout" svg:width="4.1cm" svg:height="1.2cm" svg:x="8.5cm" svg:y="6.9cm">
          <text:p text:style-name="P1"><text:span text:style-name="T2">Calculate total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5cm" svg:y1="8.1cm" svg:x2="5cm" svg:y2="11.2cm">
          <text:p/>
        </draw:line>
        <draw:custom-shape draw:style-name="gr1" draw:text-style-name="P3" draw:layer="layout" svg:width="4.6cm" svg:height="1.3cm" svg:x="1.2cm" svg:y="11.2cm">
          <text:p text:style-name="P1"><text:span text:style-name="T2">Calculate basic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6cm" svg:y1="8.1cm" svg:x2="14.3cm" svg:y2="11cm">
          <text:p/>
        </draw:line>
        <draw:custom-shape draw:style-name="gr1" draw:text-style-name="P3" draw:layer="layout" svg:width="5.7cm" svg:height="1.5cm" svg:x="14.2cm" svg:y="11cm">
          <text:p text:style-name="P1"><text:span text:style-name="T2">Calculate over time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2.6cm" svg:y1="2.6cm" svg:x2="14.3cm" svg:y2="4.6cm">
          <text:p/>
        </draw:line>
        <draw:custom-shape draw:style-name="gr1" draw:text-style-name="P3" draw:layer="layout" svg:width="6.5cm" svg:height="1.2cm" svg:x="13.5cm" svg:y="4.6cm">
          <text:p text:style-name="P1"><text:span text:style-name="T2">Display total pay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1:33:56.115000000</meta:creation-date>
    <dc:date>2014-11-17T11:41:08.133000000</dc:date>
    <meta:editing-duration>P0D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